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 svg:font-family="'Courier New'" style:font-pitch="fixed"/>
    <style:font-face style:name="Arial Unicode MS" svg:font-family="'Arial Unicode MS'" style:font-pitch="variable"/>
    <style:font-face style:name="HG Mincho Light J" svg:font-family="'HG Mincho Light J'" style:font-pitch="variable"/>
    <style:font-face style:name="Lucidasans" svg:font-family="Lucidasans" style:font-pitch="variable"/>
    <style:font-face style:name="Thorndale1" svg:font-family="Thorndale" style:font-pitch="variable"/>
    <style:font-face style:name="Thorndale" svg:font-family="Thorndale" style:font-family-generic="roman" style:font-pitch="variable"/>
    <style:font-face style:name="Albany" svg:font-family="Albany" style:font-family-generic="swiss" style:font-pitch="variable"/>
  </office:font-face-decls>
  <office:automatic-styles>
    <style:style style:name="P1" style:family="paragraph" style:parent-style-name="Standard">
      <style:paragraph-properties fo:text-align="center" style:justify-single-word="false"/>
      <style:text-properties fo:font-size="20pt" fo:font-weight="bold"/>
    </style:style>
    <style:style style:name="P2" style:family="paragraph" style:parent-style-name="Standard">
      <style:paragraph-properties fo:text-align="center" style:justify-single-word="false"/>
      <style:text-properties fo:font-size="16pt" fo:font-style="italic" fo:font-weight="bold"/>
    </style:style>
    <style:style style:name="P3" style:family="paragraph" style:parent-style-name="Standard" style:master-page-name="">
      <style:text-properties fo:font-size="12pt" fo:font-weight="normal" style:font-size-asian="12pt" style:font-weight-asian="normal" style:font-size-complex="12pt" style:font-weight-complex="normal"/>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fo:font-size="12pt" fo:font-style="italic"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style="normal" fo:font-weight="normal"/>
    </style:style>
    <style:style style:name="P7" style:family="paragraph" style:parent-style-name="Standard" style:list-style-name="L1">
      <style:paragraph-properties fo:text-align="start" style:justify-single-word="false"/>
      <style:text-properties fo:font-size="14pt" fo:font-style="normal" fo:font-weight="bold"/>
    </style:style>
    <style:style style:name="P8" style:family="paragraph" style:parent-style-name="Standard">
      <style:text-properties fo:font-size="12pt" fo:font-style="normal"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font-size="12pt" fo:font-style="normal" fo:font-weight="normal"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size="14pt" fo:font-style="normal" fo:font-weight="bold"/>
    </style:style>
    <style:style style:name="P11" style:family="paragraph" style:parent-style-name="Standard">
      <style:text-properties style:font-name="Courier New" fo:font-size="12pt" fo:font-style="normal" fo:font-weight="normal" style:font-size-asian="12pt" style:font-weight-asian="normal" style:font-size-complex="12pt" style:font-weight-complex="normal"/>
    </style:style>
    <style:style style:name="P12" style:family="paragraph" style:parent-style-name="Standard" style:list-style-name="L2">
      <style:paragraph-properties fo:margin-left="0.8681in" fo:margin-right="0in" fo:text-indent="0in" style:auto-text-indent="false"/>
      <style:text-properties fo:font-size="12pt" fo:font-style="normal" fo:font-weight="normal" style:font-size-asian="12pt" style:font-weight-asian="normal" style:font-size-complex="12pt" style:font-weight-complex="normal"/>
    </style:style>
    <style:style style:name="P13" style:family="paragraph" style:parent-style-name="Standard" style:list-style-name="L3">
      <style:paragraph-properties fo:margin-left="0.8681in" fo:margin-right="0in" fo:text-indent="0in" style:auto-text-indent="false"/>
      <style:text-properties fo:font-size="12pt" fo:font-style="normal"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Courier New" fo:font-size="12pt" fo:font-style="normal" fo:font-weight="normal"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6" style:family="paragraph" style:parent-style-name="Standard">
      <style:paragraph-properties fo:text-align="start" style:justify-single-word="false" fo:background-color="transparent">
        <style:background-image/>
      </style:paragraph-properties>
      <style:text-properties fo:font-size="16pt" fo:font-style="normal" fo:font-weight="bold" style:font-size-asian="16pt" style:font-weight-asian="bold" style:font-size-complex="16pt" style:font-weight-complex="bold"/>
    </style:style>
    <style:style style:name="P17" style:family="paragraph" style:parent-style-name="Standard">
      <style:paragraph-properties fo:text-align="start" style:justify-single-word="false" fo:background-color="transparent" fo:padding="0in" fo:border="none" style:shadow="none">
        <style:background-image/>
      </style:paragraph-properties>
      <style:text-properties fo:font-size="12pt" fo:font-style="normal" fo:font-weight="normal" style:font-size-asian="12pt" style:font-weight-asian="normal" style:font-size-complex="12pt" style:font-weight-complex="normal"/>
    </style:style>
    <style:style style:name="P18" style:family="paragraph" style:parent-style-name="Standard">
      <style:paragraph-properties fo:background-color="transparent" fo:padding="0in" fo:border="none" style:shadow="none">
        <style:background-image/>
      </style:paragraph-properties>
      <style:text-properties fo:font-size="12pt" fo:font-weight="normal" style:font-size-asian="12pt" style:font-weight-asian="normal" style:font-size-complex="12pt" style:font-weight-complex="normal"/>
    </style:style>
    <style:style style:name="P19" style:family="paragraph" style:parent-style-name="Standard" style:list-style-name="L4">
      <style:paragraph-properties fo:background-color="transparent" fo:padding="0in" fo:border="none" style:shadow="none">
        <style:background-image/>
      </style:paragraph-properties>
      <style:text-properties fo:font-size="12pt" fo:font-weight="normal" style:font-size-asian="12pt" style:font-weight-asian="normal" style:font-size-complex="12pt" style:font-weight-complex="normal"/>
    </style:style>
    <style:style style:name="P20" style:family="paragraph" style:parent-style-name="Standard">
      <style:paragraph-properties fo:background-color="transparent" fo:padding="0in" fo:border="none" style:shadow="none">
        <style:background-image/>
      </style:paragraph-properties>
      <style:text-properties style:font-name="Courier New" fo:font-size="12pt" fo:font-weight="normal" style:font-size-asian="12pt" style:font-weight-asian="normal" style:font-size-complex="12pt" style:font-weight-complex="normal"/>
    </style:style>
    <style:style style:name="P21" style:family="paragraph" style:parent-style-name="Standard">
      <style:paragraph-properties fo:margin-left="0in" fo:margin-right="0in" fo:text-align="start" style:justify-single-word="false" fo:text-indent="0in" style:auto-text-indent="false" fo:background-color="transparent" fo:padding="0in" fo:border="none" style:shadow="none">
        <style:tab-stops>
          <style:tab-stop style:position="0.5in"/>
        </style:tab-stops>
        <style:background-image/>
      </style:paragraph-properties>
      <style:text-properties fo:font-size="12pt" fo:font-style="normal" fo:font-weight="normal"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style:font-name="Thorndale1" fo:font-size="12pt" fo:font-style="normal" fo:font-weight="normal" style:font-size-asian="12pt" style:font-weight-asian="normal" style:font-size-complex="12pt" style:font-weight-complex="normal"/>
    </style:style>
    <style:style style:name="P23" style:family="paragraph" style:parent-style-name="Standard" style:list-style-name="L1">
      <style:paragraph-properties fo:text-align="start" style:justify-single-word="false"/>
      <style:text-properties fo:font-size="12pt" fo:font-style="normal" fo:font-weight="normal" style:font-size-asian="12pt" style:font-weight-asian="normal" style:font-size-complex="12pt" style:font-weight-complex="normal"/>
    </style:style>
    <style:style style:name="P24" style:family="paragraph" style:parent-style-name="Standard" style:list-style-name="L1">
      <style:paragraph-properties fo:text-align="start" style:justify-single-word="false"/>
      <style:text-properties fo:font-size="12pt" fo:language="en" fo:country="US" fo:font-style="normal" fo:font-weight="normal" style:font-style-asian="normal" style:font-style-complex="normal"/>
    </style:style>
    <style:style style:name="T1" style:family="text">
      <style:text-properties style:font-name="Courier New"/>
    </style:style>
    <style:style style:name="T2" style:family="text">
      <style:text-properties fo:font-style="normal"/>
    </style:style>
    <style:style style:name="T3" style:family="text">
      <style:text-properties fo:font-style="italic" style:font-style-asian="italic" style:font-style-complex="italic"/>
    </style:style>
    <style:style style:name="T4" style:family="text">
      <style:text-properties style:font-name="Thorndale1"/>
    </style:style>
    <style:style style:name="T5" style:family="text">
      <style:text-properties style:font-name="Courier New" fo:font-style="normal"/>
    </style:style>
    <style:style style:name="T6" style:family="text">
      <style:text-properties fo:font-weight="bold" style:font-weight-asian="bold" style:font-weight-complex="bold"/>
    </style:style>
    <style:style style:name="T7" style:family="text">
      <style:text-properties style:font-name="Courier New" fo:font-style="normal" style:font-style-asian="normal" style:font-style-complex="normal"/>
    </style:style>
    <text:list-style style:name="L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75in" text:min-label-width="0.25in"/>
        <style:text-properties style:font-name="StarSymbol"/>
      </text:list-level-style-bullet>
      <text:list-level-style-bullet text:level="3" text:style-name="Bullet_20_Symbols" style:num-suffix="." text:bullet-char="•">
        <style:list-level-properties text:space-before="1.25in" text:min-label-width="0.25in"/>
        <style:text-properties style:font-name="StarSymbol"/>
      </text:list-level-style-bullet>
      <text:list-level-style-bullet text:level="4" text:style-name="Bullet_20_Symbols" style:num-suffix="." text:bullet-char="•">
        <style:list-level-properties text:space-before="1.75in" text:min-label-width="0.25in"/>
        <style:text-properties style:font-name="StarSymbol"/>
      </text:list-level-style-bullet>
      <text:list-level-style-bullet text:level="5" text:style-name="Bullet_20_Symbols" style:num-suffix="." text:bullet-char="•">
        <style:list-level-properties text:space-before="2.25in" text:min-label-width="0.25in"/>
        <style:text-properties style:font-name="StarSymbol"/>
      </text:list-level-style-bullet>
      <text:list-level-style-bullet text:level="6" text:style-name="Bullet_20_Symbols" style:num-suffix="." text:bullet-char="•">
        <style:list-level-properties text:space-before="2.75in" text:min-label-width="0.25in"/>
        <style:text-properties style:font-name="StarSymbol"/>
      </text:list-level-style-bullet>
      <text:list-level-style-bullet text:level="7" text:style-name="Bullet_20_Symbols" style:num-suffix="." text:bullet-char="•">
        <style:list-level-properties text:space-before="3.25in" text:min-label-width="0.25in"/>
        <style:text-properties style:font-name="StarSymbol"/>
      </text:list-level-style-bullet>
      <text:list-level-style-bullet text:level="8" text:style-name="Bullet_20_Symbols" style:num-suffix="." text:bullet-char="•">
        <style:list-level-properties text:space-before="3.75in" text:min-label-width="0.25in"/>
        <style:text-properties style:font-name="StarSymbol"/>
      </text:list-level-style-bullet>
      <text:list-level-style-bullet text:level="9" text:style-name="Bullet_20_Symbols" style:num-suffix="." text:bullet-char="•">
        <style:list-level-properties text:space-before="4.25in" text:min-label-width="0.25in"/>
        <style:text-properties style:font-name="StarSymbol"/>
      </text:list-level-style-bullet>
      <text:list-level-style-bullet text:level="10" text:style-name="Bullet_20_Symbols" style:num-suffix="." text:bullet-char="•">
        <style:list-level-properties text:space-before="4.7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oking Glass Modifications to Xorg</text:p>
      <text:p text:style-name="P2"/>
      <text:p text:style-name="P3">Deron Johnson</text:p>
      <text:p text:style-name="P4">Version 1.1</text:p>
      <text:p text:style-name="P4">Fri Aug 25 13:53:46 PDT 2006</text:p>
      <text:p text:style-name="P5"><text:s text:c="4"/></text:p>
      <text:p text:style-name="P6"/>
      <text:list text:style-name="L1">
        <text:list-item>
          <text:p text:style-name="P7">Introduction</text:p>
        </text:list-item>
      </text:list>
      <text:p text:style-name="P4"/>
      <text:p text:style-name="P8">This document describes the changes which have been made to the Xorg window system server by the Project Looking Glass team. These changes have been made to integrate Xorg into the 3D Looking Glass (LG) window system.</text:p>
      <text:p text:style-name="P8"/>
      <text:p text:style-name="P8">Several changes have been made. A new extension has been added and the input subsystem has been modified. In addition, certain window tree operations have been modified to work in a 3D window system and the handling of certain override redirect windows has been changed. The display of the X cursor has been disabled and QueryPointer has been modified to work better in a 3D window system. Finally, miscellaneous bug fixes (for X server, client, and DDX bugs) have been implemented.</text:p>
      <text:p text:style-name="P9"/>
      <text:p text:style-name="P9">The LG Xorg modifications are based on the source code for Xorg 6.8.2. All of these changes are currently enclosed in <text:span text:style-name="T1">#ifdef LG3D</text:span>. The latest LG source code resides in the <text:span text:style-name="T1">lg3d-dev-0-7-1</text:span> branch of the Xorg CVS.</text:p>
      <text:p text:style-name="P9"/>
      <text:p text:style-name="P9">The file path names in this document are relative to <text:span text:style-name="T1">xc/programs/Xserver</text:span> unless otherwise specified.</text:p>
      <text:p text:style-name="P9"/>
      <text:list text:style-name="L1" text:continue-numbering="true">
        <text:list-item>
          <text:p text:style-name="P7">New Extension: LGE</text:p>
        </text:list-item>
      </text:list>
      <text:p text:style-name="P10"/>
      <text:p text:style-name="P4"><text:span text:style-name="T2">LG adds to Xorg a new extension called LGE which is used to put Xorg <text:s/>into </text:span><text:span text:style-name="T3">Looking Glass mode</text:span><text:span text:style-name="T2">. In this mode, input device events are redirected through the LG Display Server (DS). In addition, other behavior of Xorg is altered to function in a 3D window system.</text:span></text:p>
      <text:p text:style-name="P8"/>
      <text:p text:style-name="P8">The LGE extension is used exclusively by the DS. It is used to inform Xorg that the DS is running and that Xorg should start operating in LG mode. </text:p>
      <text:p text:style-name="P8"/>
      <text:p text:style-name="P8">Refer to the the document <text:span text:style-name="T1">xc/doc/specs/LG/lge_protocol.pdf</text:span> and the man page <text:span text:style-name="T1">xc/lib/Xlg3d/Xlg3d.man</text:span> for more information.</text:p>
      <text:p text:style-name="P8"/>
      <text:p text:style-name="P8">(In the following list of new files added by LG, all of the path names except <text:span text:style-name="T1">Xext</text:span> are relative to the top of the Xorg CVS tree, <text:span text:style-name="T1">xc</text:span>. <text:span text:style-name="T1">Xext</text:span> is a subdirectory of <text:span text:style-name="T1">xc/programs/Xserver</text:span>).</text:p>
      <text:p text:style-name="P8"/>
      <text:p text:style-name="P8">New files:</text:p>
      <text:p text:style-name="P11"><text:s text:c="5"/>include/extensions/lgewire.h</text:p>
      <text:p text:style-name="P11"><text:s text:c="5"/>lib/Xlg3d/AUTHORS</text:p>
      <text:p text:style-name="P11"><text:s text:c="5"/>lib/Xlg3d/autogen.sh</text:p>
      <text:p text:style-name="P11"><text:s text:c="5"/>lib/Xlg3d/ChangeLog</text:p>
      <text:p text:style-name="P11"><text:s text:c="5"/>lib/Xlg3d/configure.ac</text:p>
      <text:p text:style-name="P11"><text:s text:c="5"/>lib/Xlg3d/COPYING</text:p>
      <text:p text:style-name="P11"><text:s text:c="5"/>lib/Xlg3d/CVS/</text:p>
      <text:p text:style-name="P11"><text:s text:c="5"/>lib/Xlg3d/Imakefile</text:p>
      <text:p text:style-name="P11"><text:s text:c="5"/>lib/Xlg3d/INSTALL</text:p>
      <text:p text:style-name="P11"><text:s text:c="5"/>lib/Xlg3d/Makefile.am</text:p>
      <text:p text:style-name="P11"><text:s text:c="5"/>lib/Xlg3d/NEWS</text:p>
      <text:p text:style-name="P11"><text:s text:c="5"/>lib/Xlg3d/README</text:p>
      <text:p text:style-name="P11"><text:s text:c="5"/>lib/Xlg3d/Xlg3d-def.cpp</text:p>
      <text:p text:style-name="P11"><text:s text:c="5"/>lib/Xlg3d/Xlg3d.man</text:p>
      <text:p text:style-name="P11"><text:s text:c="5"/>lib/Xlg3d/xlg3d.pc.in</text:p>
      <text:p text:style-name="P11"><text:s text:c="5"/>lib/Xlg3d/Xlge.c</text:p>
      <text:p text:style-name="P11"><text:s text:c="5"/>lib/Xlg3d/Xlge.h</text:p>
      <text:p text:style-name="P11"><text:s text:c="5"/>Xext/lge.c</text:p>
      <text:p text:style-name="P11"><text:s text:c="5"/>Xext/lgeint.h</text:p>
      <text:p text:style-name="P8"/>
      <text:p text:style-name="P8">(In the following list files modified by LG <text:span text:style-name="T1">config</text:span>, <text:span text:style-name="T1">include/extensions</text:span>, and <text:span text:style-name="T1">lib</text:span> are relative to the top of the Xorg CVS tree, <text:span text:style-name="T1">xc</text:span>. All other path names are relative to <text:span text:style-name="T1">xc/programs/Xserver</text:span>).</text:p>
      <text:p text:style-name="P8"/>
      <text:p text:style-name="P8">Modified files:</text:p>
      <text:p text:style-name="P11"><text:s text:c="5"/>config/cf/X11.tmpl</text:p>
      <text:p text:style-name="P8"><text:s text:c="17"/>Standard changes for the addition of a new extension library.</text:p>
      <text:p text:style-name="P11"><text:s text:c="5"/>include/extensions/Imakefile</text:p>
      <text:p text:style-name="P8"><text:s text:c="17"/>Standard changes for the addition of a new extension include file.</text:p>
      <text:p text:style-name="P8"><text:s text:c="12"/><text:span text:style-name="T1">lib/Imakefile</text:span></text:p>
      <text:p text:style-name="P8"><text:s text:c="17"/>Standard changes for the addition of a new extension library.</text:p>
      <text:p text:style-name="P11"><text:s text:c="5"/>Xext/Imakefile</text:p>
      <text:p text:style-name="P8"><text:s text:c="17"/>Addition of new file <text:span text:style-name="T1">lge.c</text:span></text:p>
      <text:p text:style-name="P11"><text:s text:c="5"/>mi/miinitext.c: </text:p>
      <text:p text:style-name="P8"><text:s text:c="17"/>Standard changes for the addition of a new extension:</text:p>
      <text:list text:style-name="L2">
        <text:list-item>
          <text:p text:style-name="P12">LG3D code is disabled in <text:span text:style-name="T1">Xprt</text:span></text:p>
        </text:list-item>
      </text:list>
      <text:list text:style-name="L3">
        <text:list-item>
          <text:p text:style-name="P13">Added new global variable: <text:span text:style-name="T1">Bool noLgeExtension</text:span></text:p>
        </text:list-item>
        <text:list-item>
          <text:p text:style-name="P13">Add LGE to <text:span text:style-name="T1">ExtensionToggleList</text:span> and <text:span text:style-name="T1">staticExtensions</text:span></text:p>
        </text:list-item>
        <text:list-item>
          <text:p text:style-name="P13">Add <text:span text:style-name="T1">LgeExtensionInit</text:span> call to <text:span text:style-name="T1">InitExtensions</text:span></text:p>
        </text:list-item>
      </text:list>
      <text:p text:style-name="P11"><text:s text:c="5"/>include/globals.h</text:p>
      <text:p text:style-name="P8"><text:s text:c="17"/>Added new global variable: <text:span text:style-name="T1">Bool noLgeExtension</text:span></text:p>
      <text:p text:style-name="P11"><text:s text:c="5"/>os/utils.c</text:p>
      <text:p text:style-name="P8"><text:s text:c="17"/>Added new global variable: <text:span text:style-name="T1">Bool noLgeExtension</text:span></text:p>
      <text:p text:style-name="P9"/>
      <text:list text:style-name="L1" text:continue-numbering="true">
        <text:list-item>
          <text:p text:style-name="P7">Event Subsystem Modifications</text:p>
        </text:list-item>
      </text:list>
      <text:p text:style-name="P9"/>
      <text:p text:style-name="P9">The event subsystem of Xorg has been modified to redirect device input events through the DS so that the events can be associated with objects in the 3D scene graph.</text:p>
      <text:p text:style-name="P9"/>
      <text:p text:style-name="P9">These modifications are discussed in detail in the file<text:span text:style-name="T4"> </text:span><text:span text:style-name="T1">xc/doc/specs/LG/lg_event_trip.pdf</text:span>.</text:p>
      <text:p text:style-name="P9"/>
      <text:p text:style-name="P9">New files:</text:p>
      <text:p text:style-name="P14"><text:s text:c="6"/>dix/xytosubwin.c</text:p>
      <text:p text:style-name="P9"/>
      <text:p text:style-name="P9">Modified files:</text:p>
      <text:p text:style-name="P14"><text:s text:c="6"/>dix/events.c</text:p>
      <text:p text:style-name="P15"><text:span text:style-name="T5"><text:s text:c="6"/>xkb/xkbPrKeyEv.c</text:span></text:p>
      <text:p text:style-name="P16"/>
      <text:list text:style-name="L1" text:continue-numbering="true">
        <text:list-item>
          <text:p text:style-name="P7">QueryPointer</text:p>
          <text:p text:style-name="P7"/>
        </text:list-item>
      </text:list>
      <text:p text:style-name="P17">The semantics of the <text:span text:style-name="T1">QueryPointer</text:span> X request in a 3D window system are problematic. For example, what values should be returned by QueryPointer when the avatar<text:note text:id="ftn4" text:note-class="footnote"><text:note-citation>1</text:note-citation><text:note-body><text:p text:style-name="Footnote">A window <text:span text:style-name="T3">avatar</text:span> is the 3D object onto which the image of a 2D window is texture mapped.</text:p></text:note-body></text:note> <text:s/>for the argument window is slanted in the Z dimension and the cursor is inside the window? And what should be returned when the cursor is <text:s/>in some other window or not in any window at all? Because 2D X11 clients have no idea they are running in a 3D window system it is hard to define a set of semantics that produce meaningful values in all cases.</text:p>
      <text:p text:style-name="P17"/>
      <text:p text:style-name="P17">In a 3D window system, the sprite location has 3 coordinates (x, y, and z). One option would be to project the sprite location onto the image plane and then take the resulting 2D screen absolute coordinates and use them to calculate the <text:span text:style-name="T1">QueryPointer</text:span> return values. However, if the window avatar for the argument window is slanted in the Z dimension, then this would return values that the 2D client would not be expecting, and the values could be misinterpreted.</text:p>
      <text:p text:style-name="P17"/>
      <text:p text:style-name="P17">A better approach is to have the X server maintain the notion of a <text:span text:style-name="T3">virtual sprite</text:span> position. The virtual sprite position is only defined when the sprite is inside an X11 window. The virtual sprite position consists of a window reference and the coordinates of the sprite <text:span text:style-name="T6">relative to that window</text:span>. <text:span text:style-name="T1">QueryPointer</text:span> uses this virtual sprite position to calculate the return values. But these values are only meaningful in the case where the argument window is inside the current virtual sprite's top-level window, or is the top-level window itself. Fortunately, this is the most frequent case we have encountered during LG testing.</text:p>
      <text:p text:style-name="P17"/>
      <text:p text:style-name="P17">However, when the QueryPointer argument window is some other window which is outside the current sprite's top-level window, or not in any window at all, the return values will probably not make sense to the client. We have not yet found a good solution to this problem. Fortunately, this case happens infrequently.</text:p>
      <text:p text:style-name="P17"/>
      <text:p text:style-name="P17">Modified files:</text:p>
      <text:p text:style-name="P17"><text:s/><text:span text:style-name="T1"><text:s text:c="3"/>dix/events.c</text:span></text:p>
      <text:p text:style-name="P17"/>
      <text:list text:style-name="L1" text:continue-numbering="true">
        <text:list-item>
          <text:p text:style-name="P7">Disable Incompatible Extensions</text:p>
          <text:p text:style-name="P7"/>
        </text:list-item>
      </text:list>
      <text:p text:style-name="P18">Certain X extensions have not yet been upgraded to be compatible with LG. Specifically, Xvideo and XVideo-MotionCompensation are not compatible because their rendering is not redirectable via the composite extension. And XINPUT is not compatible because the LG modifications to the Xorg event subsystem do not yet support XINPUT devices.</text:p>
      <text:p text:style-name="P18"/>
      <text:p text:style-name="P18">Programs which use these extensions cannot run in LG without causing problems. So these extensions are explicitly disabled while Xorg is in LG mode. To perform this sort of run-time extension configuration, the following changes have been made:</text:p>
      <text:p text:style-name="P18"/>
      <text:list text:style-name="L4">
        <text:list-item>
          <text:p text:style-name="P19"><text:span text:style-name="T7">dix/extension.c:ProcListExtensions</text:span> has been modified to not include incompatible extensions in the list it sends to the client, and</text:p>
        </text:list-item>
      </text:list>
      <text:p text:style-name="P18"/>
      <text:list text:style-name="L4">
        <text:list-item text:start-value="1">
          <text:p text:style-name="P19">Using <text:span text:style-name="T1">LgeControlLgMode</text:span> to enable LG mode will result in the dispatch functions for incompatible extensions to be replaced with routines that print an error message to the server log and return <text:span text:style-name="T1">BadAccess</text:span>.</text:p>
        </text:list-item>
      </text:list>
      <text:p text:style-name="P18"/>
      <text:p text:style-name="P18">Note: These changes are sufficient to prevent XVideo and XINPUT applications from running. But they are not sufficient to prevent OpenGL applications from running, because these applications do not check for the existence of the GLX (or NV-GLX) extension, nor does the OpenGL library itself. We have not yet found a suitable method for preventing OpenGL apps from running in LG.</text:p>
      <text:p text:style-name="P18"/>
      <text:p text:style-name="P18">New files:</text:p>
      <text:p text:style-name="P20"><text:s text:c="4"/>Xext/lge.c</text:p>
      <text:p text:style-name="P18"/>
      <text:p text:style-name="P18">Modified files:</text:p>
      <text:p text:style-name="P18"><text:span text:style-name="T1"><text:s text:c="4"/>dix/extension.c</text:span></text:p>
      <text:p text:style-name="P21"><text:s text:c="5"/></text:p>
      <text:p text:style-name="P9"/>
      <text:list text:style-name="L1" text:continue-numbering="true">
        <text:list-item>
          <text:p text:style-name="P7">Solaris-Specific Work Arounds</text:p>
        </text:list-item>
      </text:list>
      <text:p text:style-name="P10"/>
      <text:p text:style-name="P9">This section describes certain bugs which are known to occur only on the Solaris platform and how they were worked around for LG.</text:p>
      <text:p text:style-name="P10"/>
      <text:list text:style-name="L1" text:continue-numbering="true">
        <text:list-item>
          <text:list text:continue-numbering="true">
            <text:list-item>
              <text:p text:style-name="P7">Solaris Nvidia Driver Initialization Bug Work Around</text:p>
            </text:list-item>
          </text:list>
        </text:list-item>
      </text:list>
      <text:p text:style-name="P9"/>
      <text:p text:style-name="P9"><text:s text:c="10"/>Problem: </text:p>
      <text:p text:style-name="P9"/>
      <text:p text:style-name="P9"><text:s text:c="10"/>When LG was first ported to Solaris, invalid drawing occurred when the user scrolled individual </text:p>
      <text:p text:style-name="P9"><text:s text:c="10"/>lines of a StarOffice or Mozilla window. This problem was caused by an interaction between </text:p>
      <text:p text:style-name="P9"><text:s text:c="10"/>Xorg's kludgey way of <text:s/>initializing the Damage extension and the Nvidia driver (DDX). Only the </text:p>
      <text:p text:style-name="P9"><text:s text:c="10"/>Solaris x86 Nvidia driver (version 1.0-7663) seems to have a problem with this kludgey Xorg </text:p>
      <text:p text:style-name="P9"><text:s text:c="10"/>code; the Linux Nvidia driver (version 1.0-7174) doesn't have this problem.</text:p>
      <text:p text:style-name="P9"/>
      <text:p text:style-name="P9"><text:s text:c="10"/>Xorg has some kludgey code in <text:span text:style-name="T1">miSpriteInitialize</text:span> which calls <text:span text:style-name="T1">DamageSetup</text:span> during </text:p>
      <text:p text:style-name="P9"><text:s text:c="10"/><text:span text:style-name="T1">InitOutput</text:span> (i.e. the DDX initialization routine). Since <text:span text:style-name="T1">miSpriteInitialize</text:span> calls</text:p>
      <text:p text:style-name="P9"><text:s text:c="10"/><text:span text:style-name="T1">DamageSetup</text:span>, <text:span text:style-name="T1">DamageSetup</text:span> is getting called before <text:span text:style-name="T1">InitOutput</text:span> returns. On Linux, </text:p>
      <text:p text:style-name="P9"><text:s text:c="10"/>after <text:span text:style-name="T1">InitOutput</text:span><text:span text:style-name="T4"> </text:span><text:span text:style-name="T1">c</text:span>alls <text:span text:style-name="T1">miSpriteInitialize</text:span> it doesn't change any screen ops. But on </text:p>
      <text:p text:style-name="P9"><text:s text:c="10"/>Solaris, <text:span text:style-name="T1">InitOutput </text:span><text:span text:style-name="T6">does change </text:span>screen ops (such as <text:span text:style-name="T1">CreateGC</text:span>) after calling</text:p>
      <text:p text:style-name="P9"><text:s text:c="10"/><text:span text:style-name="T1">miSpriteInitialize</text:span>. This messes up the wrapping of the Damage extension.</text:p>
      <text:p text:style-name="P9"/>
      <text:p text:style-name="P9"><text:s text:c="10"/>LG Change:</text:p>
      <text:p text:style-name="P9"/>
      <text:p text:style-name="P9"><text:s text:c="10"/>LG removes the <text:span text:style-name="T1">DamageSetup</text:span> call from <text:span text:style-name="T1">miSpriteInitialize</text:span> and adds calls to </text:p>
      <text:p text:style-name="P9"><text:s text:c="10"/><text:span text:style-name="T1">DamageSetup</text:span> for all screens to the start of <text:span text:style-name="T1">InitExtensions.</text:span><text:span text:style-name="T4">(Perhaps there is a better way</text:span></text:p>
      <text:p text:style-name="P22"><text:s text:c="10"/>to handle this, such as cleaning up the kludgey initialization of the Damage extension).</text:p>
      <text:p text:style-name="P22"/>
      <text:p text:style-name="P22"><text:s text:c="10"/>Modified Files:</text:p>
      <text:p text:style-name="P14"><text:s text:c="8"/>mi/miinitext.c</text:p>
      <text:p text:style-name="P14"><text:s text:c="8"/>mi/misprite.c</text:p>
      <text:p text:style-name="P9"/>
      <text:list text:style-name="L1" text:continue-numbering="true">
        <text:list-item>
          <text:p text:style-name="P7">Acknowledgements</text:p>
          <text:p text:style-name="P23"/>
        </text:list-item>
      </text:list>
      <text:p text:style-name="P9">The following individuals provided invaluable assistance in the design of the LG Xorg Modifications:</text:p>
      <text:p text:style-name="P9"/>
      <text:p text:style-name="P9"><text:s text:c="8"/>Paul Byrne</text:p>
      <text:p text:style-name="P9"><text:s text:c="8"/>Amir Bukhari</text:p>
      <text:p text:style-name="P9"><text:s text:c="8"/>Alan Coopersmith</text:p>
      <text:p text:style-name="P9"><text:s text:c="8"/>Jay Cotton</text:p>
      <text:p text:style-name="P9"><text:s text:c="8"/>Jim Gettys</text:p>
      <text:p text:style-name="P9"><text:s text:c="8"/>James Gosling</text:p>
      <text:p text:style-name="P9"><text:s text:c="8"/>Hideya Kawahara </text:p>
      <text:p text:style-name="P9"><text:s text:c="8"/>Stuart Kreitman <text:s text:c="6"/></text:p>
      <text:p text:style-name="P9"><text:s text:c="8"/>Keith Packard</text:p>
      <text:p text:style-name="P9"/>
      <text:p text:style-name="P9">The author would also like to gratefully acknowledge the members of the Project Looking Glass community for their rigorous testing of the LG system, which brought many of these issues to light.</text:p>
      <text:list text:style-name="L1" text:continue-numbering="true">
        <text:list-header>
          <text:p text:style-name="P24"/>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 svg:font-family="'Courier New'" style:font-pitch="fixed"/>
    <style:font-face style:name="Arial Unicode MS" svg:font-family="'Arial Unicode MS'" style:font-pitch="variable"/>
    <style:font-face style:name="HG Mincho Light J" svg:font-family="'HG Mincho Light J'" style:font-pitch="variable"/>
    <style:font-face style:name="Lucidasans" svg:font-family="Lucidasans" style:font-pitch="variable"/>
    <style:font-face style:name="Thorndale1" svg:font-family="Thorndale" style:font-pitch="variable"/>
    <style:font-face style:name="Thorndale" svg:font-family="Thorndale" style:font-family-generic="roman" style:font-pitch="variable"/>
    <style:font-face style:name="Albany" svg:font-family="Albany" style:font-family-generic="swiss" style:font-pitch="variable"/>
  </office:font-face-decls>
  <office:styles>
    <draw:gradient draw:name="Radial_20_red_2f_yellow" draw:display-name="Radial red/yellow" draw:style="radial" draw:cx="50%" draw:cy="50%" draw:start-color="#ff3333" draw:end-color="#e6ff00" draw:start-intensity="100%" draw:end-intensity="100%" draw:border="0%"/>
    <draw:gradient draw:name="Rectangular_20_red_2f_white" draw:display-name="Rectangular red/white" draw:style="rectangular" draw:cx="50%" draw:cy="50%" draw:start-color="#ff0000" draw:end-color="#ffffff" draw:start-intensity="100%" draw:end-intensity="100%" draw:angle="450" draw:border="5%"/>
    <draw:gradient draw:name="Square_20_yellow_2f_white" draw:display-name="Square yellow/white" draw:style="square" draw:cx="50%" draw:cy="50%" draw:start-color="#e6ff00" draw:end-color="#ffffff" draw:start-intensity="100%" draw:end-intensity="100%" draw:angle="2700" draw:border="0%"/>
    <draw:marker draw:name="Arrowheads_20_1" draw:display-name="Arrowheads 1"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8681in" style:writing-mode="page"/>
      <style:text-properties fo:color="#000000" style:font-name="Thorndale" fo:font-size="12pt" fo:language="en" fo:country="US" style:font-name-asian="HG Mincho Light J"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3.3819in" style:type="center"/>
          <style:tab-stop style:position="6.7638in" style:type="right"/>
        </style:tab-stops>
      </style:paragraph-properties>
    </style:style>
    <style:style style:name="Footer" style:family="paragraph" style:parent-style-name="Standard" style:class="extra">
      <style:paragraph-properties text:number-lines="false" text:line-number="0">
        <style:tab-stops>
          <style:tab-stop style:position="3.3819in" style:type="center"/>
          <style:tab-stop style:position="6.7638in" style:type="righ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start" style:justify-single-word="false"/>
      <style:text-properties fo:font-size="9pt" fo:font-style="italic"/>
    </style:style>
    <style:style style:name="P2" style:family="paragraph" style:parent-style-name="Footer">
      <style:text-properties fo:font-size="9pt" fo:font-style="italic"/>
    </style:style>
    <style:page-layout style:name="pm1">
      <style:page-layout-properties fo:page-width="8.5in" fo:page-height="11in" style:num-format="1" style:print-orientation="portrait" fo:margin-top="0.752in" fo:margin-bottom="0.752in" fo:margin-left="0.752in" fo:margin-right="0.75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5037" number:language="en" number:country="US" number:automatic-order="true">
      <number:month number:style="long"/>
      <number:text>/</number:text>
      <number:day number:style="long"/>
      <number:text>/</number:text>
      <number:year/>
    </number:date-style>
  </office:automatic-styles>
  <office:master-styles>
    <style:master-page style:name="Standard" style:page-layout-name="pm1">
      <style:header>
        <text:p text:style-name="P1"><text:tab/>Page <text:page-number text:select-page="current">5</text:page-number> of <text:page-count>5</text:page-count></text:p>
      </style:header>
      <style:footer>
        <text:p text:style-name="P2">Sun Microsystems - Project Looking Glass<text:tab/><text:tab/><text:date style:data-style-name="N5037" text:date-value="2006-08-25T13:57:00.99">08/25/06</text:date></text:p>
      </style:footer>
    </style:master-page>
    <style:master-page style:name="Footnote" style:page-layout-name="pm2"/>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Solaris_Sparc OpenOffice.org_project/680m145$Build-8989</meta:generator>
    <meta:creation-date>2002-05-03T16:59:35</meta:creation-date>
    <dc:creator>Deron Johnson</dc:creator>
    <dc:date>2006-08-25T13:57:00</dc:date>
    <meta:print-date>2002-05-21T13:10:34</meta:print-date>
    <dc:language>en-US</dc:language>
    <meta:editing-cycles>120</meta:editing-cycles>
    <meta:editing-duration>P6DT14H15M38S</meta:editing-duration>
    <meta:user-defined meta:name="Info 1"/>
    <meta:user-defined meta:name="Info 2"/>
    <meta:user-defined meta:name="Info 3"/>
    <meta:user-defined meta:name="Info 4"/>
    <meta:document-statistic meta:table-count="0" meta:image-count="0" meta:object-count="0" meta:page-count="5" meta:paragraph-count="118" meta:word-count="1439" meta:character-count="9274"/>
  </office:meta>
</office:document-meta>
</file>